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56pt" fo:break-before="auto" style:use-optimal-row-height="true"/>
    </style:style>
    <style:style style:name="ro2" style:family="table-row">
      <style:table-row-properties style:row-height="51.56pt" fo:break-before="auto" style:use-optimal-row-height="true"/>
    </style:style>
    <style:style style:name="ro3" style:family="table-row">
      <style:table-row-properties style:row-height="100.01pt" fo:break-before="auto" style:use-optimal-row-height="true"/>
    </style:style>
    <style:style style:name="ro4" style:family="table-row">
      <style:table-row-properties style:row-height="138.25pt" fo:break-before="auto" style:use-optimal-row-height="true"/>
    </style:style>
    <style:style style:name="ro5" style:family="table-row">
      <style:table-row-properties style:row-height="114.04pt" fo:break-before="auto" style:use-optimal-row-height="true"/>
    </style:style>
    <style:style style:name="ro6" style:family="table-row">
      <style:table-row-properties style:row-height="64.06pt" fo:break-before="auto" style:use-optimal-row-height="true"/>
    </style:style>
    <style:style style:name="ro7" style:family="table-row">
      <style:table-row-properties style:row-height="89.04pt" fo:break-before="auto" style:use-optimal-row-height="true"/>
    </style:style>
    <style:style style:name="ro8" style:family="table-row">
      <style:table-row-properties style:row-height="76.56pt" fo:break-before="auto" style:use-optimal-row-height="true"/>
    </style:style>
    <style:style style:name="ro9" style:family="table-row">
      <style:table-row-properties style:row-height="244.49pt" fo:break-before="auto" style:use-optimal-row-height="true"/>
    </style:style>
    <style:style style:name="ro10" style:family="table-row">
      <style:table-row-properties style:row-height="112.51pt" fo:break-before="auto" style:use-optimal-row-height="true"/>
    </style:style>
    <style:style style:name="ro11" style:family="table-row">
      <style:table-row-properties style:row-height="125.74pt" fo:break-before="auto" style:use-optimal-row-height="true"/>
    </style:style>
    <style:style style:name="ro12" style:family="table-row">
      <style:table-row-properties style:row-height="39.06pt" fo:break-before="auto" style:use-optimal-row-height="true"/>
    </style:style>
    <style:style style:name="ro13" style:family="table-row">
      <style:table-row-properties style:row-height="63.24pt" fo:break-before="auto" style:use-optimal-row-height="true"/>
    </style:style>
    <style:style style:name="ro14" style:family="table-row">
      <style:table-row-properties style:row-height="36.71pt" fo:break-before="auto" style:use-optimal-row-height="true"/>
    </style:style>
    <style:style style:name="ro15" style:family="table-row">
      <style:table-row-properties style:row-height="49.21pt" fo:break-before="auto" style:use-optimal-row-height="true"/>
    </style:style>
    <style:style style:name="ro16" style:family="table-row">
      <style:table-row-properties style:row-height="110.89pt" fo:break-before="auto" style:use-optimal-row-height="true"/>
    </style:style>
    <style:style style:name="ro17" style:family="table-row">
      <style:table-row-properties style:row-height="101.54pt" fo:break-before="auto" style:use-optimal-row-height="true"/>
    </style:style>
    <style:style style:name="ro18" style:family="table-row">
      <style:table-row-properties style:row-height="88.24pt" fo:break-before="auto" style:use-optimal-row-height="true"/>
    </style:style>
    <style:style style:name="ro19" style:family="table-row">
      <style:table-row-properties style:row-height="86.71pt" fo:break-before="auto" style:use-optimal-row-height="true"/>
    </style:style>
    <style:style style:name="ro20" style:family="table-row">
      <style:table-row-properties style:row-height="126.54pt" fo:break-before="auto" style:use-optimal-row-height="true"/>
    </style:style>
    <style:style style:name="ro21" style:family="table-row">
      <style:table-row-properties style:row-height="107.01pt" fo:break-before="auto" style:use-optimal-row-height="true"/>
    </style:style>
    <style:style style:name="ro22" style:family="table-row">
      <style:table-row-properties style:row-height="87.51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aptcha 建議置中顯示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user-images.githubusercontent.com/40847452/54732330-25bcff00-4bce-11e9-85d0-45af1b7af8a1.png" xlink:type="simple">https://user-images.githubusercontent.com/40847452/54732330-25bcff00-4bce-11e9-85d0-45af1b7af8a1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選擇國家的視窗，搜索欄位內沒有顯示「搜索」文字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user-images.githubusercontent.com/40847452/54732259-ce1e9380-4bcd-11e9-9c5e-40b6d4fe5818.png" xlink:type="simple">https://user-images.githubusercontent.com/40847452/54732259-ce1e9380-4bcd-11e9-9c5e-40b6d4fe5818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手機驗證頁，連續輸入錯誤3次驗證碼，沒有被導引到「註冊」頁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SMS code 輸入錯誤 3次，需要 resend SMS ，使用者會被導回前一步</text:p>
            <text:p>https://zpl.io/V4Q457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手機驗證頁「手機驗證碼錯誤」的提示訊息沒有置中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user-images.githubusercontent.com/40847452/54732660-f5766000-4bcf-11e9-83cf-dc8a9754d215.png" xlink:type="simple">https://user-images.githubusercontent.com/40847452/54732660-f5766000-4bcf-11e9-83cf-dc8a9754d215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手機驗證頁輸入錯誤的驗證碼 3 次，跳出的錯誤視窗有錯誤</text:p>
            <text:p>1. 圖示與示意圖不同</text:p>
            <text:p>2. 有出現 error code</text:p>
            <text:p>3. 錯誤訊息不對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user-images.githubusercontent.com/40847452/54733881-25753180-4bd7-11e9-8709-a0fc94710cbd.png" xlink:type="simple">https://user-images.githubusercontent.com/40847452/54733881-25753180-4bd7-11e9-8709-a0fc94710cbd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註冊中於「設定您的資金密碼」頁中，關閉APP後重新進行登入，登入成功後沒有導引「設定您的資金密碼」頁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/>
          <table:table-cell table:style-name="ce1" office:value-type="string" calcext:value-type="string">
            <text:p>0.1.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輸入錯誤的登入密碼，提示訊息位置錯誤 (包含被鎖住的訊息)</text:p>
          </table:table-cell>
          <table:table-cell table:style-name="ce1" office:value-type="string" calcext:value-type="string">
            <text:p>應該要出現在密碼的欄位</text:p>
            <text:p>非手機的欄位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<text:a xlink:href="https://user-images.githubusercontent.com/40847452/54737086-362ea300-4be9-11e9-8900-3981408d5e67.png" xlink:type="simple">https://user-images.githubusercontent.com/40847452/54737086-362ea300-4be9-11e9-8900-3981408d5e67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有登入過，登出後進入到「登入」頁，手機號碼沒有被記住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這個是不是也要用有 sim 卡的手機？</text:p>
            <text:p>跟android一樣？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註冊與登入頁，在選擇國家的介面內，沒有出現預設的前五個國家</text:p>
            <text:p>前五個預設國碼順序：台灣 &gt; 美國 &gt; 南韓 &gt; 中國 &gt; 日本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uggestion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註冊與登入頁，輸入錯誤的驗證碼後，已輸入的數字沒有被清空（Andorid 有被清空)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覺得清空比較合理！</text:p>
          </table:table-cell>
          <table:table-cell/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在「資金設定密碼」頁，語系是英文時上方標題的password文字與圖示重疊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61" calcext:value-type="float">
            <text:p>6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/>
          <table:table-cell table:style-name="ce1" office:value-type="string" calcext:value-type="string">
            <text:p>0.1.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輸入錯誤的登入密碼，提示訊息顯示 {{count}} 沒有顯示次數 （包含鎖住的訊息）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9">
          <table:table-cell office:value-type="float" office:value="63" calcext:value-type="float">
            <text:p>6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it</text:p>
          </table:table-cell>
          <table:table-cell/>
          <table:table-cell table:style-name="ce1" office:value-type="string" calcext:value-type="string">
            <text:p>0.1.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繁簡語系時，開啟「忘記密碼」該頁皆顯示英文，沒有顯示對應的語言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要帶不一樣的網址</text:p>
            <text:p>https://vault.tech/zh-TW/reset_login_password</text:p>
            <text:p>https://vault.tech/zh-CN/reset_login_password</text:p>
            <text:p>https://vault.tech/ko/reset_login_password</text:p>
          </table:table-cell>
          <table:table-cell table:style-name="ce1" office:value-type="string" calcext:value-type="string">
            <text:p>目前是使用雲龍開發的 url</text:p>
            <text:p>https://resetpassword.mithvault.io/en-US/reset_login_password?from=vaultapp&amp;device=iOS</text:p>
            <text:p>可以將使用者從 web view 導回 app</text:p>
            <text:p>我已經把四個語言的 url 放在 lokalise 上面</text:p>
            <text:p>上線前要記得改 url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有登入過，無論是否已設定Touch ID，開啟APP後沒有直接導引到「登入」頁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有登入過，下一次使用者在近來，會直接到</text:p>
            <text:p>https://zpl.io/aNPo95Q</text:p>
            <text:p>點選上一頁會回到選 [註冊/登入] 的頁面</text:p>
          </table:table-cell>
          <table:table-cell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於「Face ID」頁，不論是選擇NOT NOW或YES，下次登入後還會再跳出此頁（規格是登入後不在跳出）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規格是如果沒有跳過詢問頁面</text:p>
            <text:p>會跳一次，之後就不會再跳了</text:p>
            <text:p>使用者會在設定的地方可以再開啟/關閉 Face ID</text:p>
          </table:table-cell>
          <table:table-cell/>
        </table:table-row>
        <table:table-row table:style-name="ro12"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eral 的錯誤訊息應該只有字串而已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images.zenhubusercontent.com/5ab9ce884b5806bc2bcc8899/88c94abc-8ba9-4702-aebe-dcf8d13c4e8d" xlink:type="simple">https://images.zenhubusercontent.com/5ab9ce884b5806bc2bcc8899/88c94abc-8ba9-4702-aebe-dcf8d13c4e8d</text:a>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13">
          <table:table-cell table:style-name="ce2"/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et fund password 那頁 password 字樣被圖片擋住</text:p>
          </table:table-cell>
          <table:table-cell table:style-name="ce1" office:value-type="string" calcext:value-type="string">
            <text:p>fund password 可以換行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images.zenhubusercontent.com/5ab9ce884b5806bc2bcc8899/0bfe15ce-27c7-4ad0-aabc-eaa22601e16b" xlink:type="simple">https://images.zenhubusercontent.com/5ab9ce884b5806bc2bcc8899/0bfe15ce-27c7-4ad0-aabc-eaa22601e16b</text:a>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14">
          <table:table-cell office:value-type="float" office:value="68" calcext:value-type="float">
            <text:p>6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/>
          <table:table-cell table:style-name="ce1" office:value-type="string" calcext:value-type="string">
            <text:p>0.1.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nds 字樣似乎與規格不符</text:p>
          </table:table-cell>
          <table:table-cell table:style-name="ce1" office:value-type="string" calcext:value-type="string">
            <text:p>PingFangTC-Semibold</text:p>
            <text:p>size 17 pt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<text:a xlink:href="https://zpl.io/VqWJy75" xlink:type="simple">https://zpl.io/VqWJy75</text:a></text:p>
          </table:table-cell>
          <table:table-cell office:value-type="string" calcext:value-type="string">
            <text:p>Claire</text:p>
          </table:table-cell>
          <table:table-cell table:number-columns-repeated="2"/>
          <table:table-cell table:style-name="ce1" office:value-type="string" calcext:value-type="string">
            <text:p>修了還沒發版</text:p>
          </table:table-cell>
        </table:table-row>
        <table:table-row table:style-name="ro15">
          <table:table-cell office:value-type="float" office:value="69" calcext:value-type="float">
            <text:p>6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/>
          <table:table-cell table:style-name="ce1" office:value-type="string" calcext:value-type="string">
            <text:p>0.1.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ords 字樣似乎與規格不符</text:p>
          </table:table-cell>
          <table:table-cell table:style-name="ce1" office:value-type="string" calcext:value-type="string">
            <text:p>records 字樣</text:p>
            <text:p>PingFangTC-Medium</text:p>
            <text:p>14pt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<text:a xlink:href="https://zpl.io/VqWJy75" xlink:type="simple">https://zpl.io/VqWJy75</text:a></text:p>
          </table:table-cell>
          <table:table-cell office:value-type="string" calcext:value-type="string">
            <text:p>Claire</text:p>
          </table:table-cell>
          <table:table-cell table:number-columns-repeated="2"/>
          <table:table-cell table:style-name="ce1" office:value-type="string" calcext:value-type="string">
            <text:p>修了還沒發版</text:p>
          </table:table-cell>
        </table:table-row>
        <table:table-row table:style-name="ro16"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ec change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改字串 touch id 字串 key</text:p>
            <text:p>想把 android &amp; ios 分開</text:p>
            <text:p>因為 android 叫做指紋登入</text:p>
            <text:p>iOS 是 Touch ID</text:p>
          </table:table-cell>
          <table:table-cell table:style-name="ce1" office:value-type="string" calcext:value-type="string">
            <text:p>開啟 touch id 頁面的兩個 key 改成</text:p>
            <text:p>`touch_id_title`</text:p>
            <text:p>`touch_id_message`</text:p>
            <text:p>lokalise 都已經新增好囉～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Signup</text:p>
          </table:table-cell>
          <table:table-cell table:style-name="ce2"/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heck</text:p>
          </table:table-cell>
          <table:table-cell/>
          <table:table-cell table:style-name="ce1" office:value-type="string" calcext:value-type="string">
            <text:p>0.1.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繁簡系統時Funds頁，所有的內容目前皆顯示英文</text:p>
            <text:p>0410：Records尚未翻譯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Funds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2"/>
          <table:table-cell table:style-name="ce1" office:value-type="string" calcext:value-type="string">
            <text:p>修了還沒發版</text:p>
          </table:table-cell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繁簡系統時開啟APP的Intro頁，註冊 和 登入 文字，尚未顯示中文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Signup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7">
          <table:table-cell office:value-type="float" office:value="83" calcext:value-type="float">
            <text:p>8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剛註冊或是變更過資金密碼，可以進入Withdraw頁，沒有跳出提醒「更改密碼後24hr小時無法提款」視窗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<text:a xlink:href="https://user-images.githubusercontent.com/40847452/54983253-60b49d80-4fe7-11e9-80a5-a5cac9e6a032.png" xlink:type="simple">https://user-images.githubusercontent.com/40847452/54983253-60b49d80-4fe7-11e9-80a5-a5cac9e6a032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3">
          <table:table-cell office:value-type="float" office:value="90" calcext:value-type="float">
            <text:p>9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heck</text:p>
          </table:table-cell>
          <table:table-cell/>
          <table:table-cell table:style-name="ce1" office:value-type="string" calcext:value-type="string">
            <text:p>0.1.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draw &gt; 所有幣種的最低數量、最高數量，皆與API不ㄧ致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user-images.githubusercontent.com/40847452/55050500-06b9e380-508c-11e9-99d5-c1b56e5a95b6.png" xlink:type="simple">https://user-images.githubusercontent.com/40847452/55050500-06b9e380-508c-11e9-99d5-c1b56e5a95b6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8">
          <table:table-cell office:value-type="float" office:value="92" calcext:value-type="float">
            <text:p>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DT 尚未顯示ICON，且下面名稱顯示Tether，後面沒有顯示是ERC20 或 Omni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<text:a xlink:href="https://user-images.githubusercontent.com/40847452/55051043-8b0d6600-508e-11e9-8d4d-ce75f4211f62.png" xlink:type="simple">https://user-images.githubusercontent.com/40847452/55051043-8b0d6600-508e-11e9-8d4d-ce75f4211f62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8">
          <table:table-cell office:value-type="float" office:value="99" calcext:value-type="float">
            <text:p>9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heck</text:p>
          </table:table-cell>
          <table:table-cell/>
          <table:table-cell table:style-name="ce1" office:value-type="string" calcext:value-type="string">
            <text:p>0.1.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TC、BNB、DAI、ETH、USDT各幣種手續費的金額，皆與API不同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提領成功後，下方沒有跳出提領成功的連結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uggestion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例 BNB 最低提領數量顯示1.0，建議比照Web版顯示1即可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資金密碼輸入錯誤超過5次，沒有跳出帳戶已鎖定的提示相關訊息，且登出畫面顯示異常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資金密碼輸入錯誤被登出後，在鎖定帳戶期間內進行登入，跳出的訊息顯示異常（如圖）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user-images.githubusercontent.com/40847452/55128702-80ff6c00-514f-11e9-8daa-9db8d8626bea.png" xlink:type="simple">https://user-images.githubusercontent.com/40847452/55128702-80ff6c00-514f-11e9-8daa-9db8d8626bea.png</text:a></text:p>
          </table:table-cell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3/23 claire: xxxx</text:p>
            <text:p>3/25 Andreas: 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tal 沒有加上手續費數量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user-images.githubusercontent.com/40847452/55131628-5c5cc180-515a-11e9-918e-83ff54bd0c12.png" xlink:type="simple">https://user-images.githubusercontent.com/40847452/55131628-5c5cc180-515a-11e9-918e-83ff54bd0c12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0">
          <table:table-cell office:value-type="float" office:value="108" calcext:value-type="float">
            <text:p>1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登入時鍵盤自動帶入的驗證碼</text:p>
            <text:p>跟真實收到的驗證碼不一樣</text:p>
            <text:p>鍵盤帶入-883999</text:p>
            <text:p>真實收到-839993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登入頁中輸入錯誤的密碼超過五次後會直接閃退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ogin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110" calcext:value-type="float">
            <text:p>1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draw 頁面進去</text:p>
            <text:p>提領數量後面的單位顏色錯誤</text:p>
          </table:table-cell>
          <table:table-cell table:style-name="ce1" office:value-type="string" calcext:value-type="string">
            <text:p>單位顯示應該是紫灰色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zpl.io/bWq0zOx" xlink:type="simple">https://zpl.io/bWq0zOx</text:a>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資金的記錄點下去沒反應</text:p>
            <text:p>沒有做點進去的頁面</text:p>
          </table:table-cell>
          <table:table-cell table:style-name="ce1" office:value-type="string" calcext:value-type="string">
            <text:p><text:a xlink:href="https://zpl.io/VKP8JZW" xlink:type="simple">https://zpl.io/VKP8JZW</text:a>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table:style-name="ce2"/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19">
          <table:table-cell office:value-type="float" office:value="112" calcext:value-type="float">
            <text:p>1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手續費與總數量目前限制在小數點後一位</text:p>
            <text:p>導致超過小數點的位數無法顯示</text:p>
          </table:table-cell>
          <table:table-cell table:style-name="ce1" office:value-type="string" calcext:value-type="string">
            <text:p>舉例：dai 的手續費為 1.25</text:p>
            <text:p>前端只有顯示 1.2</text:p>
            <text:p>btc 0.0005</text:p>
            <text:p>前端顯示 0.0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table:style-name="ce2"/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提領頁面，如果在填完資金密碼</text:p>
            <text:p>點空白處鍵盤不會收起來</text:p>
          </table:table-cell>
          <table:table-cell table:style-name="ce1" office:value-type="string" calcext:value-type="string">
            <text:p>點空白處鍵盤會收起來</text:p>
            <text:p>比較好按到下面的 btn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table:style-name="ce2"/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20">
          <table:table-cell office:value-type="float" office:value="114" calcext:value-type="float">
            <text:p>11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輸入錯誤驗證碼3次會一直跳出錯誤訊息</text:p>
          </table:table-cell>
          <table:table-cell table:style-name="ce1" office:value-type="string" calcext:value-type="string">
            <text:p>正確規格：</text:p>
            <text:p>輸入錯誤簡訊驗證碼 3 次，會導回前一頁 (輸入提領資訊頁面)，記住地址與提領數量，須再重新輸入資金密碼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zpl.io/a8we0Jx" xlink:type="simple">https://zpl.io/a8we0Jx</text:a>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21">
          <table:table-cell office:value-type="float" office:value="115" calcext:value-type="float">
            <text:p>1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資金頁幣種名稱修改</text:p>
          </table:table-cell>
          <table:table-cell table:style-name="ce1" office:value-type="string" calcext:value-type="string">
            <text:p>BitCoin --&gt; Bitcoin</text:p>
            <text:p>USDT --&gt; Tether, Omni</text:p>
            <text:p>USDT --&gt; Tether, ERC20</text:p>
            <text:p>TUSD --&gt; True USD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可參考 VAULT 官網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  <table:table-row table:style-name="ro8">
          <table:table-cell office:value-type="float" office:value="116" calcext:value-type="float">
            <text:p>1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紀錄的資金頁，中文語系下部分文字皆顯示英文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<text:a xlink:href="https://user-images.githubusercontent.com/40847452/55791748-ccbbf900-5af1-11e9-90d5-a95250d57b2a.png" xlink:type="simple">https://user-images.githubusercontent.com/40847452/55791748-ccbbf900-5af1-11e9-90d5-a95250d57b2a.png</text:a></text:p>
          </table:table-cell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這些我應該改了</text:p>
            <text:p>但是上個假日改的</text:p>
            <text:p>新發版應該會改好</text:p>
          </table:table-cell>
          <table:table-cell/>
        </table:table-row>
        <table:table-row table:style-name="ro8">
          <table:table-cell office:value-type="float" office:value="119" calcext:value-type="float">
            <text:p>1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紀錄的資金頁，提領處理中時有顯示（0/30）</text:p>
            <text:p>Web:僅有儲值會有(0/30)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<text:a xlink:href="https://user-images.githubusercontent.com/40847452/55794091-f592bd00-5af6-11e9-92cf-d9e9ce519335.png" xlink:type="simple">https://user-images.githubusercontent.com/40847452/55794091-f592bd00-5af6-11e9-92cf-d9e9ce519335.png</text:a></text:p>
          </table:table-cell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提領時不顯示進度 (0/30)</text:p>
            <text:p>顯示 In progress 即可</text:p>
          </table:table-cell>
          <table:table-cell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eposit頁的溫馨提醒下方的文字，尚未加上原點（如圖）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<text:a xlink:href="https://user-images.githubusercontent.com/40847452/55794944-3390e080-5af9-11e9-971a-d016a9bc8a04.png" xlink:type="simple">https://user-images.githubusercontent.com/40847452/55794944-3390e080-5af9-11e9-971a-d016a9bc8a04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pec change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提領的輸入驗證碼頁的顯示與示意圖不一致</text:p>
          </table:table-cell>
          <table:table-cell table:style-name="ce1" office:value-type="string" calcext:value-type="string">
            <text:p><text:a xlink:href="https://zpl.io/2v7kZPQ" xlink:type="simple">https://zpl.io/2v7kZPQ</text:a>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<text:a xlink:href="https://user-images.githubusercontent.com/40847452/55796095-b9ae2680-5afb-11e9-81d8-e88a3cc1d8bc.png" xlink:type="simple">https://user-images.githubusercontent.com/40847452/55796095-b9ae2680-5afb-11e9-81d8-e88a3cc1d8bc.png</text:a></text:p>
          </table:table-cell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這裏圖面有改過規格</text:p>
            <text:p>再請幫忙改成跟規格一樣</text:p>
          </table:table-cell>
          <table:table-cell/>
        </table:table-row>
        <table:table-row table:style-name="ro12">
          <table:table-cell office:value-type="float" office:value="122" calcext:value-type="float">
            <text:p>1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it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中文語系首頁的註冊與登入尚未翻譯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Signup</text:p>
          </table:table-cell>
          <table:table-cell office:value-type="string" calcext:value-type="string">
            <text:p><text:a xlink:href="https://user-images.githubusercontent.com/40847452/55933643-9b157000-5c60-11e9-8ba3-b30a26d54ea5.png" xlink:type="simple">https://user-images.githubusercontent.com/40847452/55933643-9b157000-5c60-11e9-8ba3-b30a26d54ea5.png</text:a></text:p>
          </table:table-cell>
          <table:table-cell office:value-type="string" calcext:value-type="string">
            <text:p>Aron</text:p>
          </table:table-cell>
          <table:table-cell/>
          <table:table-cell table:style-name="ce1" office:value-type="string" calcext:value-type="string">
            <text:p>這頁還沒做</text:p>
          </table:table-cell>
          <table:table-cell/>
        </table:table-row>
        <table:table-row table:style-name="ro22">
          <table:table-cell office:value-type="float" office:value="123" calcext:value-type="float">
            <text:p>123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MNIUSDT Deposit頁，上方僅顯示USDT儲值，需顯示完整名稱OMNIUSDT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<text:a xlink:href="https://user-images.githubusercontent.com/40847452/55933688-cc8e3b80-5c60-11e9-8bd5-9b78231be20f.png" xlink:type="simple">https://user-images.githubusercontent.com/40847452/55933688-cc8e3b80-5c60-11e9-8bd5-9b78231be20f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3">
          <table:table-cell office:value-type="float" office:value="124" calcext:value-type="float">
            <text:p>12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ords Funds分頁的幣種篩選項目，尚未依照英文字母排序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<text:a xlink:href="https://user-images.githubusercontent.com/40847452/55933982-c0ef4480-5c61-11e9-9ab9-e8b011744221.png" xlink:type="simple">https://user-images.githubusercontent.com/40847452/55933982-c0ef4480-5c61-11e9-9ab9-e8b011744221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iPhone 8 or XR MAX</text:p>
          </table:table-cell>
          <table:table-cell office:value-type="string" calcext:value-type="string">
            <text:p>Shift頁 空隙太多，建議拉寬</text:p>
            <text:p>PM: 有空再做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<text:a xlink:href="https://user-images.githubusercontent.com/40847452/56279752-4af44d00-613b-11e9-9af7-6f8f663d7201.png" xlink:type="simple">https://user-images.githubusercontent.com/40847452/56279752-4af44d00-613b-11e9-9af7-6f8f663d7201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151" calcext:value-type="float">
            <text:p>151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於Funds頁面，點擊Records會沒有回應，數秒後直接閃退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Records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152" calcext:value-type="float">
            <text:p>152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兌幣成功後下方會跳出成功提示，點擊查看沒有反應，正確需要導引到Records的Shift頁面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<text:a xlink:href="https://user-images.githubusercontent.com/40847452/56281623-ae807980-613f-11e9-8398-a6c66427e547.png" xlink:type="simple">https://user-images.githubusercontent.com/40847452/56281623-ae807980-613f-11e9-8398-a6c66427e547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7">
          <table:table-cell office:value-type="float" office:value="153" calcext:value-type="float">
            <text:p>153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hift from 欄位數字不該可以無限輸入</text:p>
            <text:p>規格 - 小數點前 10 位</text:p>
            <text:p>- 小數點後 8 位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6">
          <table:table-cell office:value-type="float" office:value="154" calcext:value-type="float">
            <text:p>154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成功兌幣後，建議收起鍵盤否則看不到下方的成功導引提示訊息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7">
          <table:table-cell office:value-type="float" office:value="155" calcext:value-type="float">
            <text:p>155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進入 Shift 頁後切換網路，回到 APP 進行兌幣操作會失敗 （沒網路切換也可以用飛行模式數秒後再關閉）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<text:a xlink:href="https://user-images.githubusercontent.com/40847452/56335335-ad4a5d80-61ce-11e9-951c-1695c323b4cb.png" xlink:type="simple">https://user-images.githubusercontent.com/40847452/56335335-ad4a5d80-61ce-11e9-951c-1695c323b4cb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hift 頁 Change、Shift from 等部分文字尚未翻譯，目前僅顯示英文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table:style-name="ce2"/>
          <table:table-cell office:value-type="string" calcext:value-type="string">
            <text:p>Aron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/>
          <table:table-cell office:value-type="string" calcext:value-type="string">
            <text:p>Unfixed</text:p>
          </table:table-cell>
          <table:table-cell table:number-columns-repeated="2"/>
          <table:table-cell office:value-type="string" calcext:value-type="string">
            <text:p>i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目前錯誤訊息都會顯示兩個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<text:a xlink:href="https://user-images.githubusercontent.com/40847452/56343373-22c52680-61ed-11e9-80c3-0b6821fa727d.png" xlink:type="simple">https://user-images.githubusercontent.com/40847452/56343373-22c52680-61ed-11e9-80c3-0b6821fa727d.png</text:a></text:p>
          </table:table-cell>
          <table:table-cell office:value-type="string" calcext:value-type="string">
            <text:p>Ar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1:07:11.085451403</meta:creation-date>
    <dc:date>2019-04-24T01:07:31.383606541</dc:date>
    <meta:editing-duration>PT20S</meta:editing-duration>
    <meta:editing-cycles>1</meta:editing-cycles>
    <meta:document-statistic meta:table-count="1" meta:cell-count="539" meta:object-count="0"/>
    <meta:generator>LibreOffice/6.2.3.2$MacOSX_X86_64 LibreOffice_project/aecc05fe267cc68dde00352a451aa867b3b546ac</meta:generator>
    <meta:user-defined meta:name=""/>
  </office:meta>
</office:document-meta>
</file>